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0.99mm"/>
    </style:style>
    <style:style style:name="co3" style:family="table-column">
      <style:table-column-properties fo:break-before="auto" style:column-width="123.45mm"/>
    </style:style>
    <style:style style:name="co4" style:family="table-column">
      <style:table-column-properties fo:break-before="auto" style:column-width="95.67mm"/>
    </style:style>
    <style:style style:name="co5" style:family="table-column">
      <style:table-column-properties fo:break-before="auto" style:column-width="19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e8a202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8.2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dje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outube : How to Set Up TensorFlow Object Detection on the Raspberry Pi</text:p>
          </table:table-cell>
          <table:table-cell office:value-type="string" calcext:value-type="string">
            <text:p><text:a xlink:href="https://www.youtube.com/watch?v=npZ-8Nj1YwY" xlink:type="simple">Link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je_Electronics Git Link : <text:a xlink:href="https://github.com/EdjeElectronics/TensorFlow-Object-Detection-on-the-Raspberry-Pi" xlink:type="simple">https://github.com/EdjeElectronics/TensorFlow-Object-Detection-on-the-Raspberry-Pi</text:a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ep1 :</text:p>
          </table:table-cell>
          <table:table-cell table:style-name="ce3" office:value-type="string" calcext:value-type="string">
            <text:p><text:a xlink:href="https://github.com/EdjeElectronics/TensorFlow-Object-Detection-on-the-Raspberry-Pi#1-update-the-raspberry-pi" xlink:type="simple">Update the Raspberry Pi</text:a></text:p>
          </table:table-cell>
          <table:table-cell office:value-type="string" calcext:value-type="string">
            <text:p>sudo apt-get update</text:p>
          </table:table-cell>
          <table:table-cell office:value-type="string" calcext:value-type="string">
            <text:p>sudo apt-get dist-upgra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p2 :</text:p>
          </table:table-cell>
          <table:table-cell table:style-name="ce3" office:value-type="string" calcext:value-type="string">
            <text:p><text:a xlink:href="https://github.com/EdjeElectronics/TensorFlow-Object-Detection-on-the-Raspberry-Pi#2-install-tensorflow" xlink:type="simple">Install TensorFlow</text:a></text:p>
          </table:table-cell>
          <table:table-cell office:value-type="string" calcext:value-type="string">
            <office:annotation draw:style-name="gr1" draw:text-style-name="P2" svg:width="28.99mm" svg:height="25.71mm" svg:x="305.59mm" svg:y="39.18mm" draw:caption-point-x="-6.1mm" draw:caption-point-y="15.1mm">
              <dc:date>2020-01-24T00:00:00</dc:date>
              <text:p text:style-name="P1">Thanks to </text:p>
              <text:p text:style-name="P1">https://github.com/tensorflow/tensorflow/issues/31315</text:p>
            </office:annotation>
            <text:p>sudo pip3 install tensorflow==1.14.0</text:p>
          </table:table-cell>
          <table:table-cell office:value-type="string" calcext:value-type="string">
            <text:p>sudo apt-get install libatlas-base-dev</text:p>
          </table:table-cell>
          <table:table-cell office:value-type="string" calcext:value-type="string">
            <text:p>sudo pip3 install pillow lxml jupyter matplotlib cython</text:p>
            <text:p>sudo apt-get install python-tk</text:p>
          </table:table-cell>
        </table:table-row>
        <table:table-row table:style-name="ro3">
          <table:table-cell/>
          <table:table-cell office:value-type="string" calcext:value-type="string">
            <text:p>Step3 :</text:p>
          </table:table-cell>
          <table:table-cell table:style-name="ce3" office:value-type="string" calcext:value-type="string">
            <text:p><text:a xlink:href="https://github.com/EdjeElectronics/TensorFlow-Object-Detection-on-the-Raspberry-Pi#3-install-opencv" xlink:type="simple">Install OpenCV</text:a></text:p>
          </table:table-cell>
          <table:table-cell office:value-type="string" calcext:value-type="string">
            <text:p>sudo apt-get install libjpeg-dev libtiff5-dev libjasper-dev libpng12-dev</text:p>
            <text:p>sudo apt-get install libavcodec-dev libavformat-dev libswscale-dev libv4l-dev</text:p>
            <text:p>sudo apt-get install libxvidcore-dev libx264-dev</text:p>
            <text:p>sudo apt-get install qt4-dev-tools libatlas-base-dev</text:p>
          </table:table-cell>
          <table:table-cell office:value-type="string" calcext:value-type="string">
            <office:annotation draw:style-name="gr2" draw:text-style-name="P2" svg:width="28.99mm" svg:height="30.24mm" svg:x="401.81mm" svg:y="60.44mm" draw:caption-point-x="-6.65mm" draw:caption-point-y="2.26mm">
              <dc:date>2020-01-24T00:00:00</dc:date>
              <text:p text:style-name="P1"><text:span text:style-name="T1">Thanks to </text:span><text:span text:style-name="T1"><text:a xlink:href="https://github.com/EdjeElectronics/TensorFlow-Object-Detection-on-the-Raspberry-Pi/issues/67" xlink:type="simple">https://github.com/EdjeElectronics/TensorFlow-Object-Detection-on-the-Raspberry-Pi/issues/67</text:a></text:span></text:p>
              <text:p text:style-name="P1"><text:span text:style-name="T1"/></text:p>
            </office:annotation>
            <text:p>sudo pip3 install opencv-python==3.4.6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4 :</text:p>
          </table:table-cell>
          <table:table-cell table:style-name="ce3" office:value-type="string" calcext:value-type="string">
            <text:p><text:a xlink:href="https://github.com/EdjeElectronics/TensorFlow-Object-Detection-on-the-Raspberry-Pi#4-compile-and-install-protobuf" xlink:type="simple">Compile and install Protobuf</text:a></text:p>
          </table:table-cell>
          <table:table-cell office:value-type="string" calcext:value-type="string">
            <text:p>sudo apt-get install protobuf-compiler</text:p>
          </table:table-cell>
          <table:table-cell office:value-type="string" calcext:value-type="string">
            <text:p>protoc –vers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p5 :</text:p>
          </table:table-cell>
          <table:table-cell table:style-name="ce3" office:value-type="string" calcext:value-type="string">
            <text:p><text:a xlink:href="https://github.com/EdjeElectronics/TensorFlow-Object-Detection-on-the-Raspberry-Pi#5-set-up-tensorflow-directory-structure-and-pythonpath-variable" xlink:type="simple">Set up TensorFlow directory structure and the PYTHONPATH variable</text:a></text:p>
          </table:table-cell>
          <table:table-cell office:value-type="string" calcext:value-type="string">
            <text:p>mkdir tensorflow1</text:p>
            <text:p>cd tensorflow1</text:p>
          </table:table-cell>
          <table:table-cell office:value-type="string" calcext:value-type="string">
            <text:p>git clone --depth 1 <text:a xlink:href="https://github.com/tensorflow/models.git" xlink:type="simple">https://github.com/tensorflow/models.git</text:a></text:p>
          </table:table-cell>
          <table:table-cell office:value-type="string" calcext:value-type="string">
            <text:p>sudo nano ~/.bashrc    → then Move to the end of the file, and on the last line, add:</text:p>
            <text:p><text:span text:style-name="T2">export PYTHONPATH=$PYTHONPATH:/home/pi/tensorflow1/models/research:/home/pi/tensorflow1/models/research/slim</text:span></text:p>
          </table:table-cell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d /home/pi/tensorflow1/models/research</text:p>
            <text:p>protoc object_detection/protos/*.proto –python_out=.</text:p>
          </table:table-cell>
          <table:table-cell office:value-type="string" calcext:value-type="string">
            <text:p>cd /home/pi/tensorflow1/models/research/object_detection</text:p>
          </table:table-cell>
          <table:table-cell office:value-type="string" calcext:value-type="string">
            <text:p>wget http://download.tensorflow.org/models/object_detection/ssdlite_mobilenet_v2_coco_2018_05_09.tar.gz</text:p>
            <text:p>tar -xzvf ssdlite_mobilenet_v2_coco_2018_05_09.tar.gz</text:p>
          </table:table-cell>
        </table:table-row>
        <table:table-row table:style-name="ro1">
          <table:table-cell/>
          <table:table-cell office:value-type="string" calcext:value-type="string">
            <text:p>Step6 :</text:p>
          </table:table-cell>
          <table:table-cell table:style-name="ce3" office:value-type="string" calcext:value-type="string">
            <text:p><text:a xlink:href="https://github.com/EdjeElectronics/TensorFlow-Object-Detection-on-the-Raspberry-Pi#6-detect-objects" xlink:type="simple">Detect objects!</text:a></text:p>
          </table:table-cell>
          <table:table-cell office:value-type="string" calcext:value-type="string">
            <text:p>wget <text:a xlink:href="https://raw.githubusercontent.com/EdjeElectronics/TensorFlow-Object-Detection-on-the-Raspberry-Pi/master/Object_detection_picamera.py" xlink:type="simple">https://raw.githubusercontent.com/EdjeElectronics/TensorFlow-Object-Detection-on-the-Raspberry-Pi/master/Object_detection_picamera.py</text:a></text:p>
          </table:table-cell>
          <table:table-cell office:value-type="string" calcext:value-type="string">
            <text:p>python3 Object_detection_picamera.py </text:p>
          </table:table-cell>
          <table:table-cell office:value-type="string" calcext:value-type="string">
            <text:p>python3 Object_detection_picamera.py –usbcam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<text:a xlink:href="https://github.com/EdjeElectronics/TensorFlow-Object-Detection-on-the-Raspberry-Pi#bonus-pet-detector" xlink:type="simple">Bonus: Pet detector!</text:a>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python Script to get GoPro st</text:span>ream by using openCV to ease reuse of EdjeElectronic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 script s’appelle : /home/pi/gopro/gopro_videostream.py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In order to use it, openCV must be installed. Already done in step3.</text:p>
            <text:p>Goprocam must be installed also,</text:p>
          </table:table-cell>
          <table:table-cell office:value-type="string" calcext:value-type="string">
            <text:p>sudo pip3 install goprocam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1" office:value-type="string" calcext:value-type="string">
            <text:p>Issue1</text:p>
          </table:table-cell>
          <table:table-cell office:value-type="string" calcext:value-type="string">
            <text:p>In order to solve some depencies,</text:p>
          </table:table-cell>
          <table:table-cell office:value-type="string" calcext:value-type="string">
            <text:p><text:span text:style-name="T2">sudo apt-get install libatlas-base-dev</text:span></text:p>
            <text:p><text:span text:style-name="T2">sudo apt-get install libjasper-dev</text:span></text:p>
            <text:p><text:span text:style-name="T2">sudo apt-get install libqtgui4</text:span></text:p>
            <text:p><text:span text:style-name="T2">sudo apt-get install python3-pyqt5</text:span></text:p>
            <text:p><text:span text:style-name="T2">sudo apt-get install libqt4-test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ssue2</text:p>
          </table:table-cell>
          <table:table-cell office:value-type="string" calcext:value-type="string">
            <text:p><text:a xlink:href="https://github.com/EdjeElectronics/TensorFlow-Object-Detection-on-the-Raspberry-Pi/issues/67" xlink:type="simple">https://github.com/EdjeElectronics/TensorFlow-Object-Detection-on-the-Raspberry-Pi/issues/67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this is because the latest version of openCV doesn't work with RPi. Instead of pip3 install opencv-python try pip3 install opencv-python==3.4.6.27</text:p>
            <text:p>You will need to uninstall the latest version first. pip3 uninstall opencv-pyth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mportError: /usr/local/lib/python3.7/dist-packages/cv2/cv2.cpython-37m-arm-linux-gnueabihf.so: undefined symbol: __atomic_fetch_add₈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ssue3</text:p>
          </table:table-cell>
          <table:table-cell office:value-type="string" calcext:value-type="string">
            <text:p><text:a xlink:href="https://github.com/tensorflow/tensorflow/issues/31315" xlink:type="simple">https://github.com/tensorflow/tensorflow/issues/31315</text:a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mport tensorflow as tf</text:p>
            <text:p>print(tf.version)</text:p>
            <text:p/>
            <text:p>If it's 2 or above then</text:p>
            <text:p>pip install tensorflow==1.14.0 will run code successfully.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ssue4</text:p>
          </table:table-cell>
          <table:table-cell office:value-type="string" calcext:value-type="string">
            <text:p>HadoopFileSystem load error: libhdfs.so: cannot open shared object file: No such file or directo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t sure how to solve that : <text:a xlink:href="https://github.com/tensorflow/tensorflow/issues/36141" xlink:type="simple">https://github.com/tensorflow/tensorflow/issues/36141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est to use TF 1.15 or 2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19:14.758225269</meta:creation-date>
    <dc:date>2020-01-24T11:15:53.461951999</dc:date>
    <meta:editing-duration>PT23H11M44S</meta:editing-duration>
    <meta:editing-cycles>2</meta:editing-cycles>
    <meta:generator>LibreOffice/6.1.5.2$Linux_ARM_EABI LibreOffice_project/10$Build-2</meta:generator>
    <meta:document-statistic meta:table-count="1" meta:cell-count="53" meta:object-count="0"/>
  </office:meta>
</office:document-meta>
</file>